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E6C4CD236442C2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5a6c" officeooo:paragraph-rsid="00115a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5a6c" officeooo:paragraph-rsid="00115a6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Nutri-Score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E6C4CD236442C204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2" meta:word-count="3" meta:character-count="22" meta:non-whitespace-character-count="21"/>
  </office:meta>
</office:document-meta>
</file>